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3bfc5" officeooo:paragraph-rsid="0023bfc5"/>
    </style:style>
    <style:style style:name="P3" style:family="paragraph" style:parent-style-name="Standard">
      <style:paragraph-properties fo:text-align="start" style:justify-single-word="false"/>
      <style:text-properties officeooo:paragraph-rsid="00278d06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78d06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78d06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/>
    </style:style>
    <style:style style:name="T2" style:family="text">
      <style:text-properties style:text-line-through-style="none" style:text-line-through-type="none" style:font-name="DejaVu Sans Condensed" officeooo:rsid="0021936b"/>
    </style:style>
    <style:style style:name="T3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4ca12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weight="bold" officeooo:rsid="0025ca34" style:font-weight-asian="bold" style:font-weight-complex="bold"/>
    </style:style>
    <style:style style:name="T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7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4">6</text:span><text:span text:style-name="T6">0</text:span><text:span text:style-name="T4">1</text:span><text:span text:style-name="T3"> - </text:span><text:span text:style-name="T5">Notes, Quirks, and Trivia</text:span></text:p>
      <text:p text:style-name="P1"/>
      <text:list text:style-name="L1">
        <text:list-item>
          <text:p text:style-name="P2"><text:span text:style-name="T2">N</text:span><text:span text:style-name="T1">othing yet..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39.446000000</dc:date>
    <meta:editing-duration>PT4H36M45S</meta:editing-duration>
    <meta:editing-cycles>2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12" meta:non-whitespace-character-count="94"/>
  </office:meta>
</office:document-meta>
</file>